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1AD8712CA019E1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26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82cm" svg:y="0.054cm">
          <draw:image xlink:href="Pictures/10000000000005D6000003491AD8712CA019E1BB.png" xlink:type="simple" xlink:show="embed" xlink:actuate="onLoad">
            <text:p/>
          </draw:image>
        </draw:frame>
        <draw:frame draw:style-name="gr2" draw:text-style-name="P7" draw:layer="layout" svg:width="23.379cm" svg:height="11.676cm" svg:x="2.311cm" svg:y="3.074cm">
          <draw:text-box>
            <text:p text:style-name="P2"><text:span text:style-name="T1">Conversão do carcereiro</text:span></text:p>
            <text:p text:style-name="P3"><text:span text:style-name="T2">(Atos 16.16-4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8:38.565000000</dc:date>
    <meta:editing-duration>PT39M28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